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F4000001F4BC8A5BB5.png" manifest:media-type="image/png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cm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1cm" svg:stroke-color="#c5000b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37cm" svg:height="2.389cm" svg:x="1.925cm" svg:y="2.891cm"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851cm" svg:height="0.994cm" svg:x="2.135cm" svg:y="3.64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853cm" svg:height="0.988cm" svg:x="3.161cm" svg:y="1.94cm">
          <draw:text-box>
            <text:p>1</text:p>
          </draw:text-box>
        </draw:frame>
        <draw:custom-shape draw:style-name="gr4" draw:text-style-name="P1" draw:layer="layout" svg:width="3.237cm" svg:height="2.389cm" svg:x="5.125cm" svg:y="2.8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865cm" svg:height="1.005cm" svg:x="5.335cm" svg:y="3.64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853cm" svg:height="0.988cm" svg:x="6.361cm" svg:y="1.94cm">
          <draw:text-box>
            <text:p>2</text:p>
          </draw:text-box>
        </draw:frame>
        <draw:custom-shape draw:style-name="gr1" draw:text-style-name="P1" draw:layer="layout" svg:width="3.237cm" svg:height="2.389cm" svg:x="8.325cm" svg:y="2.8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881cm" svg:height="1.005cm" svg:x="8.535cm" svg:y="3.64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0.853cm" svg:height="0.988cm" svg:x="9.561cm" svg:y="1.94cm">
          <draw:text-box>
            <text:p>3</text:p>
          </draw:text-box>
        </draw:frame>
        <draw:custom-shape draw:style-name="gr4" draw:text-style-name="P1" draw:layer="layout" svg:width="3.237cm" svg:height="2.389cm" svg:x="11.525cm" svg:y="2.8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907cm" svg:height="1.005cm" svg:x="11.735cm" svg:y="3.64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0.853cm" svg:height="0.988cm" svg:x="12.761cm" svg:y="1.94cm">
          <draw:text-box>
            <text:p>4</text:p>
          </draw:text-box>
        </draw:frame>
        <draw:custom-shape draw:style-name="gr1" draw:text-style-name="P1" draw:layer="layout" svg:width="3.237cm" svg:height="2.389cm" svg:x="14.725cm" svg:y="2.8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865cm" svg:height="1.005cm" svg:x="14.935cm" svg:y="3.64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0.853cm" svg:height="0.988cm" svg:x="15.961cm" svg:y="1.94cm">
          <draw:text-box>
            <text:p>5</text:p>
          </draw:text-box>
        </draw:frame>
        <draw:custom-shape draw:style-name="gr1" draw:text-style-name="P1" draw:layer="layout" svg:width="3.237cm" svg:height="2.389cm" svg:x="1.925cm" svg:y="9.0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608cm" svg:height="1.005cm" svg:x="2.135cm" svg:y="9.84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0.853cm" svg:height="0.988cm" svg:x="3.161cm" svg:y="8.14cm">
          <draw:text-box>
            <text:p>1</text:p>
          </draw:text-box>
        </draw:frame>
        <draw:custom-shape draw:style-name="gr1" draw:text-style-name="P1" draw:layer="layout" svg:width="3.237cm" svg:height="2.389cm" svg:x="5.125cm" svg:y="9.0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61cm" svg:height="1.005cm" svg:x="5.335cm" svg:y="9.84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0.853cm" svg:height="0.988cm" svg:x="6.361cm" svg:y="8.14cm">
          <draw:text-box>
            <text:p>2</text:p>
          </draw:text-box>
        </draw:frame>
        <draw:custom-shape draw:style-name="gr1" draw:text-style-name="P1" draw:layer="layout" svg:width="3.237cm" svg:height="2.389cm" svg:x="8.325cm" svg:y="9.0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626cm" svg:height="1.005cm" svg:x="8.535cm" svg:y="9.849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layer="layout" svg:width="0.853cm" svg:height="0.988cm" svg:x="9.561cm" svg:y="8.14cm">
          <draw:text-box>
            <text:p>3</text:p>
          </draw:text-box>
        </draw:frame>
        <draw:custom-shape draw:style-name="gr1" draw:text-style-name="P1" draw:layer="layout" svg:width="3.237cm" svg:height="2.389cm" svg:x="11.525cm" svg:y="9.0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652cm" svg:height="1.005cm" svg:x="11.735cm" svg:y="9.84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0.853cm" svg:height="0.988cm" svg:x="12.761cm" svg:y="8.14cm">
          <draw:text-box>
            <text:p>4</text:p>
          </draw:text-box>
        </draw:frame>
        <draw:custom-shape draw:style-name="gr1" draw:text-style-name="P1" draw:layer="layout" svg:width="3.237cm" svg:height="2.389cm" svg:x="14.725cm" svg:y="9.0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61cm" svg:height="1.005cm" svg:x="14.935cm" svg:y="9.849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layer="layout" svg:width="0.853cm" svg:height="0.988cm" svg:x="15.961cm" svg:y="8.14cm">
          <draw:text-box>
            <text:p>5</text:p>
          </draw:text-box>
        </draw:frame>
        <draw:frame draw:style-name="gr5" draw:text-style-name="P1" draw:layer="layout" svg:width="4.984cm" svg:height="4.842cm" svg:x="18.855cm" svg:y="5.048cm">
          <draw:image xlink:href="Pictures/10000201000001F4000001F4BC8A5BB5.png" xlink:type="simple" xlink:show="embed" xlink:actuate="onLoad">
            <text:p/>
          </draw:image>
        </draw:frame>
        <draw:custom-shape draw:style-name="gr6" draw:text-style-name="P1" draw:layer="layout" svg:width="3.082cm" svg:height="1.258cm" svg:x="19.883cm" svg:y="4.7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62cm" svg:height="1.31cm" svg:x="20.653cm" svg:y="5.0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853cm" svg:height="0.988cm" svg:x="22.438cm" svg:y="7.663cm">
          <draw:text-box>
            <text:p>3</text:p>
          </draw:text-box>
        </draw:frame>
        <draw:line draw:style-name="gr7" draw:text-style-name="P1" draw:layer="layout" svg:x1="13.185cm" svg:y1="7.283cm" svg:x2="13.211cm" svg:y2="5.45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5T10:25:46.597012611</meta:creation-date>
    <dc:date>2016-09-05T10:48:16.938165677</dc:date>
    <dc:creator>elucterio </dc:creator>
    <meta:editing-duration>PT6M31S</meta:editing-duration>
    <meta:editing-cycles>8</meta:editing-cycles>
    <meta:generator>LibreOffice/4.2.8.2$Linux_X86_64 LibreOffice_project/420m0$Build-2</meta:generator>
    <meta:document-statistic meta:object-count="35"/>
  </office:meta>
</office:document-meta>
</file>

<file path=Object 1/content.xml><?xml version="1.0" encoding="utf-8"?>
<math xmlns="http://www.w3.org/1998/Math/MathML" display="block">
  <semantics>
    <mrow>
      <mo fence="true" stretchy="false">(</mo>
      <mrow>
        <mrow>
          <msub>
            <mi mathvariant="italic">cx</mi>
            <mn>1</mn>
          </msub>
          <mi>,</mi>
          <msub>
            <mi mathvariant="italic">cy</mi>
            <mn>1</mn>
          </msub>
        </mrow>
      </mrow>
      <mo fence="true" stretchy="false">)</mo>
    </mrow>
    <annotation encoding="StarMath 5.0">( cx_{1}, cy_{1} )</annotation>
  </semantics>
</math>
</file>

<file path=Object 10/content.xml><?xml version="1.0" encoding="utf-8"?>
<math xmlns="http://www.w3.org/1998/Math/MathML" display="block">
  <semantics>
    <mrow>
      <mo fence="true" stretchy="false">(</mo>
      <mrow>
        <mrow>
          <msub>
            <mi mathvariant="italic">tx</mi>
            <mn>5</mn>
          </msub>
          <mi>,</mi>
          <msub>
            <mi mathvariant="italic">ty</mi>
            <mn>5</mn>
          </msub>
        </mrow>
      </mrow>
      <mo fence="true" stretchy="false">)</mo>
    </mrow>
    <annotation encoding="StarMath 5.0">( tx_{5}, ty_{5} )</annotation>
  </semantics>
</math>
</file>

<file path=Object 2/content.xml><?xml version="1.0" encoding="utf-8"?>
<math xmlns="http://www.w3.org/1998/Math/MathML" display="block">
  <semantics>
    <mrow>
      <mo fence="true" stretchy="false">(</mo>
      <mrow>
        <mrow>
          <msub>
            <mi mathvariant="italic">cx</mi>
            <mn>2</mn>
          </msub>
          <mi>,</mi>
          <msub>
            <mi mathvariant="italic">cy</mi>
            <mn>2</mn>
          </msub>
        </mrow>
      </mrow>
      <mo fence="true" stretchy="false">)</mo>
    </mrow>
    <annotation encoding="StarMath 5.0">( cx_{2}, cy_{2} )</annotation>
  </semantics>
</math>
</file>

<file path=Object 3/content.xml><?xml version="1.0" encoding="utf-8"?>
<math xmlns="http://www.w3.org/1998/Math/MathML" display="block">
  <semantics>
    <mrow>
      <mo fence="true" stretchy="false">(</mo>
      <mrow>
        <mrow>
          <msub>
            <mi mathvariant="italic">cx</mi>
            <mn>3</mn>
          </msub>
          <mi>,</mi>
          <msub>
            <mi mathvariant="italic">cy</mi>
            <mn>3</mn>
          </msub>
        </mrow>
      </mrow>
      <mo fence="true" stretchy="false">)</mo>
    </mrow>
    <annotation encoding="StarMath 5.0">( cx_{3}, cy_{3} )</annotation>
  </semantics>
</math>
</file>

<file path=Object 4/content.xml><?xml version="1.0" encoding="utf-8"?>
<math xmlns="http://www.w3.org/1998/Math/MathML" display="block">
  <semantics>
    <mrow>
      <mo fence="true" stretchy="false">(</mo>
      <mrow>
        <mrow>
          <msub>
            <mi mathvariant="italic">cx</mi>
            <mn>4</mn>
          </msub>
          <mi>,</mi>
          <msub>
            <mi mathvariant="italic">cy</mi>
            <mn>4</mn>
          </msub>
        </mrow>
      </mrow>
      <mo fence="true" stretchy="false">)</mo>
    </mrow>
    <annotation encoding="StarMath 5.0">( cx_{4}, cy_{4} )</annotation>
  </semantics>
</math>
</file>

<file path=Object 5/content.xml><?xml version="1.0" encoding="utf-8"?>
<math xmlns="http://www.w3.org/1998/Math/MathML" display="block">
  <semantics>
    <mrow>
      <mo fence="true" stretchy="false">(</mo>
      <mrow>
        <mrow>
          <msub>
            <mi mathvariant="italic">cx</mi>
            <mn>5</mn>
          </msub>
          <mi>,</mi>
          <msub>
            <mi mathvariant="italic">cy</mi>
            <mn>5</mn>
          </msub>
        </mrow>
      </mrow>
      <mo fence="true" stretchy="false">)</mo>
    </mrow>
    <annotation encoding="StarMath 5.0">( cx_{5}, cy_{5} )</annotation>
  </semantics>
</math>
</file>

<file path=Object 6/content.xml><?xml version="1.0" encoding="utf-8"?>
<math xmlns="http://www.w3.org/1998/Math/MathML" display="block">
  <semantics>
    <mrow>
      <mo fence="true" stretchy="false">(</mo>
      <mrow>
        <mrow>
          <msub>
            <mi mathvariant="italic">tx</mi>
            <mn>1</mn>
          </msub>
          <mi>,</mi>
          <msub>
            <mi mathvariant="italic">ty</mi>
            <mn>1</mn>
          </msub>
        </mrow>
      </mrow>
      <mo fence="true" stretchy="false">)</mo>
    </mrow>
    <annotation encoding="StarMath 5.0">( tx_{1}, ty_{1} )</annotation>
  </semantics>
</math>
</file>

<file path=Object 7/content.xml><?xml version="1.0" encoding="utf-8"?>
<math xmlns="http://www.w3.org/1998/Math/MathML" display="block">
  <semantics>
    <mrow>
      <mo fence="true" stretchy="false">(</mo>
      <mrow>
        <mrow>
          <msub>
            <mi mathvariant="italic">tx</mi>
            <mn>2</mn>
          </msub>
          <mi>,</mi>
          <msub>
            <mi mathvariant="italic">ty</mi>
            <mn>2</mn>
          </msub>
        </mrow>
      </mrow>
      <mo fence="true" stretchy="false">)</mo>
    </mrow>
    <annotation encoding="StarMath 5.0">( tx_{2}, ty_{2} )</annotation>
  </semantics>
</math>
</file>

<file path=Object 8/content.xml><?xml version="1.0" encoding="utf-8"?>
<math xmlns="http://www.w3.org/1998/Math/MathML" display="block">
  <semantics>
    <mrow>
      <mo fence="true" stretchy="false">(</mo>
      <mrow>
        <mrow>
          <msub>
            <mi mathvariant="italic">tx</mi>
            <mn>3</mn>
          </msub>
          <mi>,</mi>
          <msub>
            <mi mathvariant="italic">ty</mi>
            <mn>3</mn>
          </msub>
        </mrow>
      </mrow>
      <mo fence="true" stretchy="false">)</mo>
    </mrow>
    <annotation encoding="StarMath 5.0">( tx_{3}, ty_{3} )</annotation>
  </semantics>
</math>
</file>

<file path=Object 9/content.xml><?xml version="1.0" encoding="utf-8"?>
<math xmlns="http://www.w3.org/1998/Math/MathML" display="block">
  <semantics>
    <mrow>
      <mo fence="true" stretchy="false">(</mo>
      <mrow>
        <mrow>
          <msub>
            <mi mathvariant="italic">tx</mi>
            <mn>4</mn>
          </msub>
          <mi>,</mi>
          <msub>
            <mi mathvariant="italic">ty</mi>
            <mn>4</mn>
          </msub>
        </mrow>
      </mrow>
      <mo fence="true" stretchy="false">)</mo>
    </mrow>
    <annotation encoding="StarMath 5.0">( tx_{4}, ty_{4} )</annotation>
  </semantics>
</math>
</file>